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aeed" officeooo:paragraph-rsid="0000aeed"/>
    </style:style>
    <style:style style:name="P2" style:family="paragraph" style:parent-style-name="Standard">
      <style:text-properties officeooo:rsid="0000aeed" officeooo:paragraph-rsid="00086c0c"/>
    </style:style>
    <style:style style:name="P3" style:family="paragraph" style:parent-style-name="Standard">
      <style:text-properties officeooo:rsid="0000aeed" officeooo:paragraph-rsid="0009ffb2"/>
    </style:style>
    <style:style style:name="P4" style:family="paragraph" style:parent-style-name="Standard">
      <style:text-properties fo:font-weight="bold" officeooo:rsid="0000aeed" officeooo:paragraph-rsid="0000aeed" style:font-weight-asian="bold" style:font-weight-complex="bold"/>
    </style:style>
    <style:style style:name="P5" style:family="paragraph" style:parent-style-name="Standard">
      <style:text-properties fo:font-weight="bold" officeooo:rsid="0003d7a7" officeooo:paragraph-rsid="0003d7a7" style:font-weight-asian="bold" style:font-weight-complex="bold"/>
    </style:style>
    <style:style style:name="P6" style:family="paragraph" style:parent-style-name="Standard">
      <style:text-properties fo:font-weight="bold" officeooo:rsid="0003e0ac" officeooo:paragraph-rsid="0003e0ac" style:font-weight-asian="bold" style:font-weight-complex="bold"/>
    </style:style>
    <style:style style:name="P7" style:family="paragraph" style:parent-style-name="Standard">
      <style:text-properties officeooo:rsid="0003d7a7" officeooo:paragraph-rsid="0003d7a7"/>
    </style:style>
    <style:style style:name="P8" style:family="paragraph" style:parent-style-name="Standard">
      <style:text-properties officeooo:rsid="0003e0ac" officeooo:paragraph-rsid="0003e0ac"/>
    </style:style>
    <style:style style:name="P9" style:family="paragraph" style:parent-style-name="Standard">
      <style:text-properties officeooo:rsid="00060c3f" officeooo:paragraph-rsid="00060c3f"/>
    </style:style>
    <style:style style:name="P10" style:family="paragraph" style:parent-style-name="Standard">
      <style:text-properties fo:language="en" fo:country="US" officeooo:rsid="00079b96" officeooo:paragraph-rsid="00079b96"/>
    </style:style>
    <style:style style:name="P11" style:family="paragraph" style:parent-style-name="Standard">
      <style:text-properties fo:language="en" fo:country="US" officeooo:rsid="00079b96" officeooo:paragraph-rsid="00086c0c"/>
    </style:style>
    <style:style style:name="P12" style:family="paragraph" style:parent-style-name="Standard">
      <style:text-properties fo:language="en" fo:country="US" officeooo:rsid="00079b96" officeooo:paragraph-rsid="0009ffb2"/>
    </style:style>
    <style:style style:name="P13" style:family="paragraph" style:parent-style-name="Standard">
      <style:text-properties fo:language="uk" fo:country="UA" officeooo:rsid="00060c3f" officeooo:paragraph-rsid="00060c3f"/>
    </style:style>
    <style:style style:name="P14" style:family="paragraph" style:parent-style-name="Standard">
      <style:text-properties fo:language="uk" fo:country="UA" officeooo:rsid="00079b96" officeooo:paragraph-rsid="00079b96"/>
    </style:style>
    <style:style style:name="P15" style:family="paragraph" style:parent-style-name="Standard">
      <style:text-properties fo:language="uk" fo:country="UA" officeooo:rsid="00079b96" officeooo:paragraph-rsid="00086c0c"/>
    </style:style>
    <style:style style:name="P16" style:family="paragraph" style:parent-style-name="Standard">
      <style:text-properties fo:language="uk" fo:country="UA" officeooo:rsid="00079b96" officeooo:paragraph-rsid="0009ffb2"/>
    </style:style>
    <style:style style:name="P17" style:family="paragraph" style:parent-style-name="Standard">
      <style:text-properties fo:language="uk" fo:country="UA" officeooo:rsid="00086c0c" officeooo:paragraph-rsid="00086c0c"/>
    </style:style>
    <style:style style:name="P18" style:family="paragraph" style:parent-style-name="Standard">
      <style:text-properties fo:language="uk" fo:country="UA" officeooo:rsid="00086c0c" officeooo:paragraph-rsid="0009ffb2"/>
    </style:style>
    <style:style style:name="P19" style:family="paragraph" style:parent-style-name="Standard">
      <style:text-properties officeooo:rsid="00079b96" officeooo:paragraph-rsid="00079b96"/>
    </style:style>
    <style:style style:name="P20" style:family="paragraph" style:parent-style-name="Standard">
      <style:text-properties officeooo:rsid="00079b96" officeooo:paragraph-rsid="00086c0c"/>
    </style:style>
    <style:style style:name="P21" style:family="paragraph" style:parent-style-name="Standard">
      <style:text-properties officeooo:rsid="00079b96" officeooo:paragraph-rsid="0009ffb2"/>
    </style:style>
    <style:style style:name="P22" style:family="paragraph" style:parent-style-name="Standard">
      <style:text-properties officeooo:rsid="00085a83" officeooo:paragraph-rsid="00085a83"/>
    </style:style>
    <style:style style:name="P23" style:family="paragraph" style:parent-style-name="Standard">
      <style:text-properties fo:font-weight="normal" officeooo:rsid="00087e0c" officeooo:paragraph-rsid="00087e0c" style:font-weight-asian="normal" style:font-weight-complex="normal"/>
    </style:style>
    <style:style style:name="T1" style:family="text">
      <style:text-properties officeooo:rsid="00054c8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086c0c" style:font-weight-asian="bold" style:font-weight-complex="bold"/>
    </style:style>
    <style:style style:name="T5" style:family="text">
      <style:text-properties fo:language="en" fo:country="US" fo:font-weight="bold" officeooo:rsid="00087e0c" style:font-weight-asian="bold" style:font-weight-complex="bold"/>
    </style:style>
    <style:style style:name="T6" style:family="text">
      <style:text-properties fo:language="en" fo:country="US" fo:font-weight="bold" officeooo:rsid="0009ffb2" style:font-weight-asian="bold" style:font-weight-complex="bold"/>
    </style:style>
    <style:style style:name="T7" style:family="text">
      <style:text-properties fo:language="en" fo:country="US" style:text-underline-style="solid" style:text-underline-type="double" style:text-underline-width="auto" style:text-underline-color="font-color"/>
    </style:style>
    <style:style style:name="T8" style:family="text">
      <style:text-properties fo:language="en" fo:country="US" style:text-underline-style="none"/>
    </style:style>
    <style:style style:name="T9" style:family="text">
      <style:text-properties fo:language="en" fo:country="US" style:text-underline-style="none" fo:font-weight="bold" style:font-weight-asian="bold" style:font-weight-complex="bold"/>
    </style:style>
    <style:style style:name="T10" style:family="text">
      <style:text-properties fo:language="uk" fo:country="UA"/>
    </style:style>
    <style:style style:name="T11" style:family="text">
      <style:text-properties fo:language="uk" fo:country="UA" officeooo:rsid="00086c0c"/>
    </style:style>
    <style:style style:name="T12" style:family="text">
      <style:text-properties fo:language="uk" fo:country="UA" fo:font-weight="bold" style:font-weight-asian="bold" style:font-weight-complex="bold"/>
    </style:style>
    <style:style style:name="T13" style:family="text">
      <style:text-properties fo:language="uk" fo:country="UA" fo:font-weight="bold" officeooo:rsid="00086c0c" style:font-weight-asian="bold" style:font-weight-complex="bold"/>
    </style:style>
    <style:style style:name="T14" style:family="text">
      <style:text-properties fo:language="uk" fo:country="UA" fo:font-weight="bold" officeooo:rsid="0009ffb2" style:font-weight-asian="bold" style:font-weight-complex="bold"/>
    </style:style>
    <style:style style:name="T15" style:family="text">
      <style:text-properties officeooo:rsid="00086c0c"/>
    </style:style>
    <style:style style:name="T16" style:family="text">
      <style:text-properties officeooo:rsid="00087e0c"/>
    </style:style>
    <style:style style:name="T17" style:family="text">
      <style:text-properties officeooo:rsid="0009f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Грязне<text:span text:style-name="T1">(брудне)</text:span> <text:s/>читання:</text:p>
      <text:p text:style-name="P9">Феномен <text:s/>брудного читання - <text:s/>транзакція(<text:span text:style-name="T2">T</text:span>2) <text:s/>отримує доступ к даним які ще не зафіксовані, в рамках паралельної транзакції <text:span text:style-name="T2">(T1)</text:span>.</text:p>
      <text:p text:style-name="P13">Тоюто транзакція (Т2) що здійснює читання, у пипадку якщо парадельна транзакція (Т1) , яка здійснює зміни, в кінечному випадку буде відмінена (<text:span text:style-name="T2">ROLLBACK</text:span>)</text:p>
      <text:p text:style-name="P9"><text:s/></text:p>
      <text:p text:style-name="P10">(1.1) <text:s text:c="17"/>(2.1) <text:s text:c="28"/>(1.2) <text:s text:c="16"/>(2.2)</text:p>
      <text:p text:style-name="P1">-----------------------------------------------------------------------------------------------------</text:p>
      <text:p text:style-name="P10">1.1. <text:s/>- <text:span text:style-name="T10">Транзакція 1 вносить зміни</text:span></text:p>
      <text:p text:style-name="P14">2.1. - <text:s/>Транзакція 2 читає дані змінені Т1</text:p>
      <text:p text:style-name="P14">1.2. - <text:s/>Транзакція 1 відкатує зміни назад</text:p>
      <text:p text:style-name="P14">2.2. - Транзакція 2 закінчує роботу</text:p>
      <text:p text:style-name="P14"/>
      <text:p text:style-name="P14">Тобто транзакція 2 прочитала “<text:span text:style-name="T15">г</text:span>рязні <text:span text:style-name="T15">(брудні)</text:span> змінні”, які є не актуальні</text:p>
      <text:p text:style-name="P19">Для вирішення цього феномена потрібно скористатися рівнем ізоляції <text:span text:style-name="T3">READ_COMMITTED</text:span></text:p>
      <text:p text:style-name="P1"/>
      <text:p text:style-name="P1"/>
      <text:p text:style-name="P5">Неповторне читання:</text:p>
      <text:p text:style-name="P22">Феномен неповторного читання — одна транзакція неодноразово здійснює читання, в той же час інша паралельна транзакція змінює <text:span text:style-name="T16">(здійснює </text:span><text:span text:style-name="T5">UPDATE</text:span><text:span text:style-name="T16">)</text:span> дані, тобто транзакція, що читає данні отримує різні результати під час читання:</text:p>
      <text:p text:style-name="P7"/>
      <text:p text:style-name="P11">(<text:span text:style-name="T11">2</text:span>.1) <text:s text:c="17"/>(<text:span text:style-name="T11">1</text:span>.1) <text:s text:c="28"/>(<text:span text:style-name="T11">2</text:span>.2) <text:s text:c="16"/></text:p>
      <text:p text:style-name="P2">-----------------------------------------------------------------------------------------------------</text:p>
      <text:p text:style-name="P11">1.1. <text:s/>- <text:span text:style-name="T10">Транзакція </text:span><text:span text:style-name="T11">2</text:span><text:span text:style-name="T10"> </text:span><text:span text:style-name="T11">читає дані і отримує (1*-результат) </text:span></text:p>
      <text:p text:style-name="P15">2.1. - <text:s/>Транзакція <text:span text:style-name="T15">1</text:span> <text:span text:style-name="T15">здійснює</text:span> змін<text:span text:style-name="T15">и</text:span>1</text:p>
      <text:p text:style-name="P15">1.2. - <text:s/>Транзакція <text:span text:style-name="T15">2</text:span> <text:span text:style-name="T15">читає дані і отримує (2*-результат)</text:span></text:p>
      <text:p text:style-name="P17">Тобто при читанні транзакція 2 отримує неповторне читання</text:p>
      <text:p text:style-name="P20">Для вирішення цього феномена потрібно скористатися рівнем ізоляції <text:span text:style-name="T4">REPEATABLE_</text:span><text:span text:style-name="T3">READ</text:span></text:p>
      <text:p text:style-name="P7"/>
      <text:p text:style-name="P6">Фантомне читання:</text:p>
      <text:p text:style-name="P6"/>
      <text:p text:style-name="P23">Феномен <text:span text:style-name="T10">фантомного читання — одна транзакція неодноразово здійснює читання, а інша транзакція вставляє або ж видаляє записи (</text:span><text:span text:style-name="T9">INSERT</text:span><text:span text:style-name="T2"> or </text:span><text:span text:style-name="T3">DELETE</text:span><text:span text:style-name="T10">), що задовільняють тієї ж умови.</text:span></text:p>
      <text:p text:style-name="P23"/>
      <text:p text:style-name="P12">(<text:span text:style-name="T11">2</text:span>.1) <text:s text:c="17"/>(<text:span text:style-name="T11">1</text:span>.1) <text:s text:c="28"/>(<text:span text:style-name="T11">2</text:span>.2) <text:s text:c="16"/></text:p>
      <text:p text:style-name="P3">-----------------------------------------------------------------------------------------------------</text:p>
      <text:p text:style-name="P12">1.1. <text:s/>- <text:span text:style-name="T10">Транзакція </text:span><text:span text:style-name="T11">2</text:span><text:span text:style-name="T10"> </text:span><text:span text:style-name="T11">читає дані і отримує (1*-результат) </text:span></text:p>
      <text:p text:style-name="P16">2.1. - <text:s/>Транзакція <text:span text:style-name="T15">1</text:span> <text:span text:style-name="T17">створює, або видаляє строку</text:span></text:p>
      <text:p text:style-name="P16">1.2. - <text:s/>Транзакція <text:span text:style-name="T15">2</text:span> <text:span text:style-name="T15">читає дані і отримує (2*-результат)</text:span></text:p>
      <text:p text:style-name="P18">Тобто при читанні транзакція 2 отримує “<text:span text:style-name="T17">фантомну</text:span>” <text:span text:style-name="T17">строку (або строку яку було видалено)</text:span></text:p>
      <text:p text:style-name="P21">Для вирішення цього феномена потрібно скористатися рівнем ізоляції <text:span text:style-name="T6">SERIALIZABLE.</text:span></text:p>
      <text:p text:style-name="P23"/>
      <text:p text:style-name="P8"/>
      <text:p text:style-name="P8"/>
      <text:p text:style-name="P8"/>
      <text:p text:style-name="P8"/>
      <text:p text:style-name="P8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8T21:59:13.764000000</meta:creation-date>
    <meta:generator>LibreOffice/7.5.2.2$Windows_X86_64 LibreOffice_project/53bb9681a964705cf672590721dbc85eb4d0c3a2</meta:generator>
    <dc:date>2023-05-08T22:27:12.152000000</dc:date>
    <meta:editing-duration>PT27M52S</meta:editing-duration>
    <meta:editing-cycles>12</meta:editing-cycles>
    <meta:document-statistic meta:table-count="0" meta:image-count="0" meta:object-count="0" meta:page-count="1" meta:paragraph-count="30" meta:word-count="249" meta:character-count="2205" meta:non-whitespace-character-count="1782"/>
  </office:meta>
</office:document-meta>
</file>